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margin-left="1.251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margin-left="1.251cm" fo:margin-right="0cm" fo:text-align="start" style:justify-single-word="false" fo:text-indent="-0.635cm" style:auto-text-indent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id de instalare</text:p>
      <text:p text:style-name="P1"/>
      <text:list xml:id="list36711287" text:style-name="L1">
        <text:list-item>
          <text:p text:style-name="P2">Se copiaza sursele( folderul 'src') și scripturile build.bat(pentru windows) sau build.sh(pt sisteme UNIX) în același folder.</text:p>
        </text:list-item>
        <text:list-item>
          <text:p text:style-name="P2">Se rulează scriptul corespunzător sistemului.</text:p>
        </text:list-item>
        <text:list-item>
          <text:p text:style-name="P2">Scripturile voi genera 2 foldere:</text:p>
        </text:list-item>
      </text:list>
      <text:list xml:id="list36707394" text:style-name="L2">
        <text:list-item>
          <text:p text:style-name="P3">CRATClient: care conține 2 fișiere: cratClient.jar și cratClientRunner.bat/sh</text:p>
        </text:list-item>
        <text:list-item>
          <text:p text:style-name="P3">CRATServer: care conține 2 fișiere: cratServer.jar și cratServerRunner.bat/sh</text:p>
        </text:list-item>
      </text:list>
      <text:list xml:id="list36700864" text:style-name="L3">
        <text:list-item>
          <text:p text:style-name="P4">Fiecare componentă se pornește rulând scripurile crat*Runner.bat/sh</text:p>
        </text:list-item>
        <text:list-item>
          <text:p text:style-name="P4">Se pornește serverul pe un calculator.</text:p>
        </text:list-item>
        <text:list-item>
          <text:p text:style-name="P5">Pentru a putea rula componentele acestea trebuie sa fie la o cale fara spatii!!!!</text:p>
        </text:list-item>
        <text:list-item>
          <text:p text:style-name="P4">Se pornește orice număr de clienți care se vor conecta la serverul respectiv.</text:p>
        </text:list-item>
        <text:list-item>
          <text:p text:style-name="P4">Have fun chatting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and Szakacs</meta:initial-creator>
    <meta:creation-date>2011-04-18T15:10:41.53</meta:creation-date>
    <dc:date>2011-04-18T16:58:24.51</dc:date>
    <dc:creator>Lorand Szakacs</dc:creator>
    <meta:editing-duration>PT00H07M54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1" meta:word-count="98" meta:character-count="673"/>
  </office:meta>
</office:document-meta>
</file>